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233" officeooo:paragraph-rsid="00128233"/>
    </style:style>
    <style:style style:name="P2" style:family="paragraph" style:parent-style-name="Standard">
      <style:paragraph-properties fo:text-align="center" style:justify-single-word="false"/>
      <style:text-properties officeooo:rsid="00128233" officeooo:paragraph-rsid="00128233"/>
    </style:style>
    <style:style style:name="P3" style:family="paragraph" style:parent-style-name="Standard">
      <style:paragraph-properties fo:text-align="center" style:justify-single-word="false"/>
      <style:text-properties officeooo:rsid="00128233" officeooo:paragraph-rsid="001840b0"/>
    </style:style>
    <style:style style:name="P4" style:family="paragraph" style:parent-style-name="Standard">
      <style:paragraph-properties fo:text-align="start" style:justify-single-word="false"/>
      <style:text-properties officeooo:rsid="00128233" officeooo:paragraph-rsid="001840b0"/>
    </style:style>
    <style:style style:name="P5" style:family="paragraph" style:parent-style-name="Standard">
      <style:text-properties officeooo:rsid="0015b179" officeooo:paragraph-rsid="0015b179"/>
    </style:style>
    <style:style style:name="P6" style:family="paragraph" style:parent-style-name="Standard">
      <style:text-properties officeooo:rsid="0014560c" officeooo:paragraph-rsid="0014560c"/>
    </style:style>
    <style:style style:name="P7" style:family="paragraph" style:parent-style-name="Standard">
      <style:text-properties officeooo:rsid="0014560c" officeooo:paragraph-rsid="001840b0"/>
    </style:style>
    <style:style style:name="P8" style:family="paragraph" style:parent-style-name="Standard">
      <style:text-properties officeooo:rsid="00165e58" officeooo:paragraph-rsid="00165e58"/>
    </style:style>
    <style:style style:name="P9" style:family="paragraph" style:parent-style-name="Standard">
      <style:text-properties officeooo:rsid="00165e58" officeooo:paragraph-rsid="001840b0"/>
    </style:style>
    <style:style style:name="P10" style:family="paragraph" style:parent-style-name="Standard">
      <style:paragraph-properties fo:text-align="start" style:justify-single-word="false"/>
      <style:text-properties officeooo:rsid="001840b0" officeooo:paragraph-rsid="001840b0"/>
    </style:style>
    <style:style style:name="P11" style:family="paragraph" style:parent-style-name="Standard">
      <style:text-properties officeooo:rsid="001840b0" officeooo:paragraph-rsid="0018a414"/>
    </style:style>
    <style:style style:name="P12" style:family="paragraph" style:parent-style-name="Standard">
      <style:text-properties officeooo:rsid="001a6e34" officeooo:paragraph-rsid="001a6e34"/>
    </style:style>
    <style:style style:name="P13" style:family="paragraph" style:parent-style-name="Standard">
      <style:text-properties officeooo:rsid="0018a414" officeooo:paragraph-rsid="0018a414"/>
    </style:style>
    <style:style style:name="P14" style:family="paragraph" style:parent-style-name="Standard">
      <style:text-properties officeooo:rsid="001a8722" officeooo:paragraph-rsid="001a8722"/>
    </style:style>
    <style:style style:name="P15" style:family="paragraph" style:parent-style-name="Title">
      <style:text-properties officeooo:rsid="0015b179" officeooo:paragraph-rsid="0015b179"/>
    </style:style>
    <style:style style:name="P16" style:family="paragraph" style:parent-style-name="Text_20_body">
      <style:text-properties officeooo:rsid="0015b179" officeooo:paragraph-rsid="0015b179"/>
    </style:style>
    <style:style style:name="P17" style:family="paragraph" style:parent-style-name="Standard">
      <style:text-properties officeooo:rsid="0015b179" officeooo:paragraph-rsid="001ea814"/>
    </style:style>
    <style:style style:name="P18" style:family="paragraph" style:parent-style-name="Standard">
      <style:text-properties officeooo:rsid="001ea814" officeooo:paragraph-rsid="001ea814"/>
    </style:style>
    <style:style style:name="P19" style:family="paragraph" style:parent-style-name="Standard">
      <style:text-properties officeooo:rsid="001a8722" officeooo:paragraph-rsid="001a8722"/>
    </style:style>
    <style:style style:name="T1" style:family="text">
      <style:text-properties officeooo:rsid="001840b0"/>
    </style:style>
    <style:style style:name="T2" style:family="text">
      <style:text-properties officeooo:rsid="0018a414"/>
    </style:style>
    <style:style style:name="T3" style:family="text">
      <style:text-properties officeooo:rsid="001a6e34"/>
    </style:style>
    <style:style style:name="T4" style:family="text">
      <style:text-properties officeooo:rsid="001a8722"/>
    </style:style>
    <style:style style:name="T5" style:family="text">
      <style:text-properties officeooo:rsid="001c87ed"/>
    </style:style>
    <style:style style:name="T6" style:family="text">
      <style:text-properties officeooo:rsid="001ea814"/>
    </style:style>
    <style:style style:name="fr1" style:family="graphic" style:parent-style-name="Formula">
      <style:graphic-properties style:vertical-pos="from-top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lazione Esercizio1</text:p>
      <text:p text:style-name="P16"/>
      <text:p text:style-name="P16">I tempi (misurati con il comando time di linux) sono i seguenti:</text:p>
      <text:p text:style-name="P6">Quicksort</text:p>
      <text:p text:style-name="P8">Nel caso medio il numero di confronti del quick sort avendo 20 milioni di record <text:span text:style-name="T1">è:</text:span></text:p>
      <text:p text:style-name="P2"><draw:frame draw:style-name="fr1" draw:name="Oggetto1" text:anchor-type="as-char" svg:y="-0.437cm" svg:width="3.928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Sorting field1: &gt;<text:span text:style-name="T4">60</text:span> m<text:span text:style-name="T1">inuti</text:span></text:p>
      <text:p text:style-name="P5">Il campo field1 contiene dati di tipo stringa, era prevedibile un incremento del tempo di esecuzione rispetto ai tipi di dato numerici ma non immaginavo che l’incremento fosse così significativo.</text:p>
      <text:p text:style-name="P17">Causa di ciò è <text:span text:style-name="T3">sicuramente</text:span> il <text:span text:style-name="T6">fatto che i dati nel file di record sono una ripetizione di uno scarso numero di stringhe perciò i sotto-vettori generati dal quicksort sono spesso vetttori aventi elementi tutti identici, quindi vettori ordinati, e il quicksort su vettori ordinati ha complessità O(n^2).</text:span></text:p>
      <text:p text:style-name="P18">Ho risolto questo problema affidandomi ad una ricerca in internet che consigliava il 3-Way quicksort, una tecnica che si basa sul dividere in 3 parti un vettore: a sinistra tutti gli elementi minori del pivot, al centro gli elementi uguali, a destra gli elementi maggiori.</text:p>
      <text:p text:style-name="P18">La ricorsione viene quindi effettuata sui due sottovettori sinistro e destro, ignorando il sottovettore centrale dato che esso è composto da elementi identici e quindi già ordinato.</text:p>
      <text:p text:style-name="P18">Questa tecnica riduce notevolmente il tempo necessario, portandolo a 0m25,431</text:p>
      <text:p text:style-name="P17"><text:span text:style-name="T6">Sorting field2: 0m30,801s</text:span></text:p>
      <text:p text:style-name="P1">Sorting field3 : 0m31,839s</text:p>
      <text:p text:style-name="P14">Attenzione, i tempi sono comprensivi di acquisizione del file e stampa di un secondo file ordinato, il tempo di esecuzione del solo algoritmo quicksort <text:span text:style-name="T5">si aggira attorno ai 2-3 secondi per i singoli campi </text:span></text:p>
      <text:p text:style-name="P14"/>
      <text:p text:style-name="P7">Insertion sort</text:p>
      <text:p text:style-name="P9">Nel caso medio il numero di confronti del<text:span text:style-name="T1">l’ insertion sort</text:span> avendo 20 milioni di record <text:span text:style-name="T1">è:</text:span></text:p>
      <text:p text:style-name="P3"><draw:frame draw:style-name="fr1" draw:name="Oggetto2" text:anchor-type="as-char" svg:y="-0.437cm" svg:width="3.466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è abbastanza prevedibile <text:span text:style-name="T2">che questo algoritmo di ordinamento non è applicabile a così tanti dati.<text:line-break/>Ipotizzando un pc che svolge 1000000 confronti ogni secondo (ipotesi non accurata ma plausibile) servirebbe poco più di un giorno.</text:span></text:p>
      <text:p text:style-name="P11">Sorting field1 &gt;25 minuti</text:p>
      <text:p text:style-name="P13">Sorting fiedl2 &gt; 25 minuti</text:p>
      <text:p text:style-name="P13">Sorting field3 &gt; 25 minuti</text:p>
      <text:p text:style-name="P12">Questi risultati sono quindi prevedibi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15:25.027408743</meta:creation-date>
    <dc:date>2020-04-12T19:37:35.082651042</dc:date>
    <meta:editing-duration>PT1H3M21S</meta:editing-duration>
    <meta:editing-cycles>8</meta:editing-cycles>
    <meta:generator>LibreOffice/6.1.6.3$Linux_X86_64 LibreOffice_project/10$Build-3</meta:generator>
    <meta:document-statistic meta:table-count="0" meta:image-count="0" meta:object-count="2" meta:page-count="1" meta:paragraph-count="22" meta:word-count="308" meta:character-count="1932" meta:non-whitespace-character-count="1643"/>
  </office:meta>
</office:document-meta>
</file>

<file path=Object 1/content.xml><?xml version="1.0" encoding="utf-8"?>
<math xmlns="http://www.w3.org/1998/Math/MathML" display="block">
  <semantics>
    <mrow>
      <mrow>
        <mn>20</mn>
        <mo stretchy="false">∗</mo>
        <msup>
          <mn>10</mn>
          <mn>6</mn>
        </msup>
        <mo stretchy="false">∗</mo>
        <mi>log</mi>
      </mrow>
      <mrow>
        <mo fence="true" stretchy="false">(</mo>
        <mrow>
          <mrow>
            <mn>20</mn>
            <mo stretchy="false">∗</mo>
            <msup>
              <mn>10</mn>
              <mn>6</mn>
            </msup>
          </mrow>
        </mrow>
        <mo fence="true" stretchy="false">)</mo>
      </mrow>
    </mrow>
    <annotation encoding="StarMath 5.0">20  * 10^6 * log( 20*10^6 )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20</mn>
              <mo stretchy="false">∗</mo>
              <msup>
                <mn>10</mn>
                <mn>6</mn>
              </msup>
            </mrow>
          </mrow>
          <mo fence="true" stretchy="false">)</mo>
        </mrow>
        <mn>2</mn>
      </msup>
      <mo stretchy="false">=</mo>
      <mrow>
        <mn>4</mn>
        <mo stretchy="false">∗</mo>
        <msup>
          <mn>10</mn>
          <mn>14</mn>
        </msup>
      </mrow>
    </mrow>
    <annotation encoding="StarMath 5.0">(20  * 10^6)^2 = 4 *10^14

</annotation>
  </semantics>
</math>
</file>